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5.212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1.138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33.166cm"/>
    </style:style>
    <style:style style:name="co10" style:family="table-column">
      <style:table-column-properties fo:break-before="auto" style:column-width="29.681cm"/>
    </style:style>
    <style:style style:name="co11" style:family="table-column">
      <style:table-column-properties fo:break-before="auto" style:column-width="27.697cm"/>
    </style:style>
    <style:style style:name="co12" style:family="table-column">
      <style:table-column-properties fo:break-before="auto" style:column-width="9.07cm"/>
    </style:style>
    <style:style style:name="co13" style:family="table-column">
      <style:table-column-properties fo:break-before="auto" style:column-width="5.71cm"/>
    </style:style>
    <style:style style:name="co14" style:family="table-column">
      <style:table-column-properties fo:break-before="auto" style:column-width="17.089cm"/>
    </style:style>
    <style:style style:name="co15" style:family="table-column">
      <style:table-column-properties fo:break-before="auto" style:column-width="2.955cm"/>
    </style:style>
    <style:style style:name="co16" style:family="table-column">
      <style:table-column-properties fo:break-before="auto" style:column-width="14.333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3.533cm"/>
    </style:style>
    <style:style style:name="co19" style:family="table-column">
      <style:table-column-properties fo:break-before="auto" style:column-width="4.553cm"/>
    </style:style>
    <style:style style:name="co20" style:family="table-column">
      <style:table-column-properties fo:break-before="auto" style:column-width="2.348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2.07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6a5e4"/>
    </style:style>
  </office:automatic-styles>
  <office:body>
    <office:spreadsheet>
      <table:table table:name="Groups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us_login</text:p>
          </table:table-cell>
          <table:table-cell table:style-name="ce1" office:value-type="string">
            <text:p>us_whatid</text:p>
          </table:table-cell>
          <table:table-cell table:style-name="ce1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ADMIN</text:p>
          </table:table-cell>
          <table:table-cell/>
          <table:table-cell office:value-type="string">
            <text:p>gadmin</text:p>
          </table:table-cell>
          <table:table-cell office:value-type="float" office:value="4">
            <text:p>4</text:p>
          </table:table-cell>
          <table:table-cell table:number-columns-repeated="10"/>
        </table:table-row>
      </table:table>
      <table:table table:name="Profi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document(P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dit=4</text:p>
          </table:table-cell>
          <table:table-cell table:style-name="ce3" table:number-columns-repeated="10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send=2</text:p>
          </table:table-cell>
          <table:table-cell table:style-name="ce3" office:value-type="string">
            <text:p>view=4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delete=4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dossier(PDIR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open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open=4</text:p>
          </table:table-cell>
          <table:table-cell table:style-name="ce3" office:value-type="string">
            <text:p>modify=4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recherche(PSEARCH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2">
            <text:p>512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xecute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execute=4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masque de saisie(MASK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 familles</text:p>
          </table:table-cell>
          <table:table-cell table:style-name="ce2" office:value-type="string">
            <text:p>familles</text:p>
          </table:table-cell>
          <table:table-cell table:style-name="ce2" office:value-type="string">
            <text:p>attrid</text:p>
          </table:table-cell>
          <table:table-cell table:style-name="ce2" office:value-type="string">
            <text:p>visibilité</text:p>
          </table:table-cell>
          <table:table-cell table:style-name="ce2" office:value-type="string">
            <text:p>obligatoire</text:p>
          </table:table-cell>
          <table:table-cell table:style-name="ce2" table:number-columns-repeated="6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famille(PFAM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1">
            <text:p>51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create=2</text:p>
          </table:table-cell>
          <table:table-cell table:style-name="ce3" office:value-type="string">
            <text:p>icreate=2</text:p>
          </table:table-cell>
          <table:table-cell table:style-name="ce3" office:value-type="string">
            <text:p>edit=4</text:p>
          </table:table-cell>
          <table:table-cell table:style-name="ce3" table:number-columns-repeated="8"/>
          <table:table-cell table:number-columns-repeated="6"/>
        </table:table-row>
        <table:table-row table:style-name="ro2">
          <table:table-cell table:number-columns-repeated="22"/>
        </table:table-row>
        <table:table-row table:style-name="ro2">
          <table:table-cell table:style-name="ce3" table:number-columns-repeated="16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contrôle de vues(CV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vues</text:p>
          </table:table-cell>
          <table:table-cell table:style-name="ce2" office:value-type="string">
            <text:p>id vues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zone</text:p>
          </table:table-cell>
          <table:table-cell table:style-name="ce2" office:value-type="string">
            <text:p>id masque</text:p>
          </table:table-cell>
          <table:table-cell table:style-name="ce2" office:value-type="string">
            <text:p>masque</text:p>
          </table:table-cell>
          <table:table-cell table:style-name="ce2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t_views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table:style-name="ce3" table:number-columns-repeated="1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1">
            <text:p>50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MEMBERS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ADMIN=4</text:p>
          </table:table-cell>
          <table:table-cell table:style-name="ce3" office:value-type="string">
            <text:p>CG=4</text:p>
          </table:table-cell>
          <table:table-cell table:style-name="ce3" office:value-type="string">
            <text:p>RESTRICT=4</text:p>
          </table:table-cell>
          <table:table-cell table:style-name="ce3" table:number-columns-repeated="6"/>
          <table:table-cell table:number-columns-repeated="6"/>
        </table:table-row>
        <table:table-row table:style-name="ro2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famille(PFAM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 office:value-type="string">
            <text:p>-</text:p>
          </table:table-cell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2"/>
          <table:table-cell table:style-name="ce3" office:value-type="string">
            <text:p>create=GADMIN</text:p>
          </table:table-cell>
          <table:table-cell table:style-name="ce3" office:value-type="string">
            <text:p>icreate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9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document(P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send=GDEFAULT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masque de saisie(MASK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 familles</text:p>
          </table:table-cell>
          <table:table-cell table:style-name="ce2" office:value-type="string">
            <text:p>familles</text:p>
          </table:table-cell>
          <table:table-cell table:style-name="ce2" office:value-type="string">
            <text:p>attrid</text:p>
          </table:table-cell>
          <table:table-cell table:style-name="ce2" office:value-type="string">
            <text:p>visibilité</text:p>
          </table:table-cell>
          <table:table-cell table:style-name="ce2" office:value-type="string">
            <text:p>obligatoire</text:p>
          </table:table-cell>
          <table:table-cell table:style-name="ce2" table:number-columns-repeated="6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 office:value-type="string">
            <text:p>-</text:p>
          </table:table-cell>
          <table:table-cell office:value-type="string">
            <text:p>Administration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office:value-type="string">
            <text:p>us_fr_intranet\nus_login\nus_accexpiredate</text:p>
          </table:table-cell>
          <table:table-cell office:value-type="string">
            <text:p>W\nW\nW</text:p>
          </table:table-cell>
          <table:table-cell office:value-type="string">
            <text:p>-\n-\n-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contrôle de vues(CV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vues</text:p>
          </table:table-cell>
          <table:table-cell table:style-name="ce2" office:value-type="string">
            <text:p>id vues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zone</text:p>
          </table:table-cell>
          <table:table-cell table:style-name="ce2" office:value-type="string">
            <text:p>id masque</text:p>
          </table:table-cell>
          <table:table-cell table:style-name="ce2" office:value-type="string">
            <text:p>masque</text:p>
          </table:table-cell>
          <table:table-cell table:style-name="ce2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t_views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/>
          <table:table-cell office:value-type="string">
            <text:p>IUSER</text:p>
          </table:table-cell>
          <table:table-cell office:value-type="string">
            <text:p>utilisateur</text:p>
          </table:table-cell>
          <table:table-cell/>
          <table:table-cell office:value-type="string">
            <text:p>EUSER\nEGROUP</text:p>
          </table:table-cell>
          <table:table-cell office:value-type="string">
            <text:p>Admin edit\nGroupes</text:p>
          </table:table-cell>
          <table:table-cell office:value-type="string">
            <text:p>VEDIT\nVEDIT</text:p>
          </table:table-cell>
          <table:table-cell office:value-type="string">
            <text:p>FDL:EDITBODYCARD\nUSERCARD:CHOOSEGROUP</text:p>
          </table:table-cell>
          <table:table-cell office:value-type="string">
            <text:p>506\n</text:p>
          </table:table-cell>
          <table:table-cell office:value-type="string">
            <text:p>Administration utilisateur\n</text:p>
          </table:table-cell>
          <table:table-cell office:value-type="string">
            <text:p>2\n</text:p>
          </table:table-cell>
          <table:table-cell office:value-type="string">
            <text:p>no\nyes</text:p>
          </table:table-cell>
          <table:table-cell office:value-type="string">
            <text:p>\n</text:p>
          </table:table-cell>
          <table:table-cell office:value-type="string">
            <text:p>EUSER</text:p>
          </table:table-cell>
          <table:table-cell office:value-type="string">
            <text:p>IUSER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8">
            <text:p>508</text:p>
          </table:table-cell>
          <table:table-cell table:style-name="ce3" table:number-columns-repeated="2"/>
          <table:table-cell table:style-name="ce3" office:value-type="string">
            <text:p>EUSER=GADMIN</text:p>
          </table:table-cell>
          <table:table-cell table:style-name="ce3" office:value-type="string">
            <text:p>EGROUP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7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1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6-08-15T15:47:43</meta:creation-date>
    <dc:creator>Jérôme Augé</dc:creator>
    <dc:date>2011-12-13T11:30:18</dc:date>
    <meta:editing-cycles>8</meta:editing-cycles>
    <meta:editing-duration>PT28M49S</meta:editing-duration>
    <meta:document-statistic meta:table-count="2" meta:cell-count="402" meta:object-count="0"/>
    <meta:user-defined meta:name="Info 1"/>
    <meta:user-defined meta:name="Info 2"/>
    <meta:user-defined meta:name="Info 3"/>
    <meta:user-defined meta:name="Info 4"/>
  </office:meta>
</office:document-meta>
</file>